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ohit Devanagari" svg:font-family="'Lohit Devanagari'" style:font-family-generic="roman"/>
    <style:font-face style:name="Courier 10 Pitch" svg:font-family="'Courier 10 Pitch'" style:font-pitch="fixed"/>
    <style:font-face style:name="DejaVu Sans Mono" svg:font-family="'DejaVu Sans Mono'" style:font-family-generic="modern" style:font-pitch="fixed"/>
    <style:font-face style:name="Lohit Devanagari3"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text-properties officeooo:rsid="0019630a" officeooo:paragraph-rsid="0019630a"/>
    </style:style>
    <style:style style:name="P2" style:family="paragraph" style:parent-style-name="Footnote">
      <style:text-properties officeooo:rsid="001781a0" officeooo:paragraph-rsid="001781a0"/>
    </style:style>
    <style:style style:name="P3" style:family="paragraph" style:parent-style-name="Footnote">
      <style:text-properties officeooo:rsid="0023a3be" officeooo:paragraph-rsid="0023a3be"/>
    </style:style>
    <style:style style:name="P4" style:family="paragraph" style:parent-style-name="Footnote">
      <style:text-properties officeooo:rsid="0025c25e" officeooo:paragraph-rsid="0025c25e"/>
    </style:style>
    <style:style style:name="P5" style:family="paragraph" style:parent-style-name="Footnote">
      <style:text-properties officeooo:rsid="00476243" officeooo:paragraph-rsid="00476243"/>
    </style:style>
    <style:style style:name="P6" style:family="paragraph" style:parent-style-name="Footnote">
      <style:text-properties officeooo:rsid="00660feb" officeooo:paragraph-rsid="00660feb"/>
    </style:style>
    <style:style style:name="P7" style:family="paragraph" style:parent-style-name="Footnote">
      <style:text-properties officeooo:rsid="009d3fc7" officeooo:paragraph-rsid="009d3fc7"/>
    </style:style>
    <style:style style:name="P8" style:family="paragraph" style:parent-style-name="Footnote">
      <style:text-properties officeooo:rsid="00a1c64f" officeooo:paragraph-rsid="00a1c64f"/>
    </style:style>
    <style:style style:name="P9" style:family="paragraph" style:parent-style-name="Footnote">
      <style:text-properties officeooo:rsid="00aa5086" officeooo:paragraph-rsid="00aa5086"/>
    </style:style>
    <style:style style:name="P10" style:family="paragraph" style:parent-style-name="Footnote">
      <style:text-properties officeooo:rsid="00afa28f" officeooo:paragraph-rsid="00afa28f"/>
    </style:style>
    <style:style style:name="P11" style:family="paragraph" style:parent-style-name="Footnote">
      <style:text-properties officeooo:rsid="00b82680" officeooo:paragraph-rsid="00b82680"/>
    </style:style>
    <style:style style:name="P12" style:family="paragraph" style:parent-style-name="Footnote">
      <style:text-properties officeooo:rsid="00bf3bae" officeooo:paragraph-rsid="00bf3bae"/>
    </style:style>
    <style:style style:name="P13" style:family="paragraph" style:parent-style-name="Footnote">
      <style:text-properties officeooo:rsid="00f4f17b" officeooo:paragraph-rsid="00f4f17b"/>
    </style:style>
    <style:style style:name="P14" style:family="paragraph" style:parent-style-name="Footnote">
      <style:text-properties officeooo:rsid="01601560" officeooo:paragraph-rsid="01601560"/>
    </style:style>
    <style:style style:name="P15" style:family="paragraph" style:parent-style-name="Footnote">
      <style:text-properties officeooo:rsid="017b7ff0" officeooo:paragraph-rsid="017b7ff0"/>
    </style:style>
    <style:style style:name="P16" style:family="paragraph" style:parent-style-name="Footnote">
      <style:text-properties officeooo:rsid="017f59cf" officeooo:paragraph-rsid="017f59cf"/>
    </style:style>
    <style:style style:name="P17" style:family="paragraph" style:parent-style-name="Footnote">
      <style:text-properties officeooo:rsid="018a5e20" officeooo:paragraph-rsid="018a5e20"/>
    </style:style>
    <style:style style:name="P18" style:family="paragraph" style:parent-style-name="Footnote">
      <style:text-properties officeooo:rsid="0191fa61" officeooo:paragraph-rsid="0191fa61"/>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rsid="00636016" officeooo:paragraph-rsid="00636016"/>
    </style:style>
    <style:style style:name="P21" style:family="paragraph" style:parent-style-name="Text_20_body">
      <style:paragraph-properties fo:text-align="justify" style:justify-single-word="false"/>
      <style:text-properties officeooo:rsid="00660feb" officeooo:paragraph-rsid="00660feb"/>
    </style:style>
    <style:style style:name="P22" style:family="paragraph" style:parent-style-name="Text_20_body">
      <style:paragraph-properties fo:text-align="justify" style:justify-single-word="false"/>
      <style:text-properties style:font-name="Courier 10 Pitch"/>
    </style:style>
    <style:style style:name="P23" style:family="paragraph" style:parent-style-name="Text_20_body">
      <style:paragraph-properties fo:text-align="justify" style:justify-single-word="false"/>
      <style:text-properties officeooo:rsid="00679f92" officeooo:paragraph-rsid="00679f92"/>
    </style:style>
    <style:style style:name="P24" style:family="paragraph" style:parent-style-name="Text_20_body">
      <style:paragraph-properties fo:text-align="justify" style:justify-single-word="false"/>
      <style:text-properties officeooo:rsid="007a0f44" officeooo:paragraph-rsid="007a0f44"/>
    </style:style>
    <style:style style:name="P25" style:family="paragraph" style:parent-style-name="Text_20_body">
      <style:paragraph-properties fo:text-align="justify" style:justify-single-word="false"/>
      <style:text-properties officeooo:rsid="007aa899" officeooo:paragraph-rsid="007aa899"/>
    </style:style>
    <style:style style:name="P26" style:family="paragraph" style:parent-style-name="Text_20_body">
      <style:paragraph-properties fo:text-align="justify" style:justify-single-word="false"/>
      <style:text-properties officeooo:rsid="007ea0fd" officeooo:paragraph-rsid="007ea0fd"/>
    </style:style>
    <style:style style:name="P27" style:family="paragraph" style:parent-style-name="Text_20_body">
      <style:paragraph-properties fo:text-align="justify" style:justify-single-word="false"/>
      <style:text-properties officeooo:rsid="0084cb6a" officeooo:paragraph-rsid="0084cb6a"/>
    </style:style>
    <style:style style:name="P28" style:family="paragraph" style:parent-style-name="Text_20_body">
      <style:paragraph-properties fo:text-align="justify" style:justify-single-word="false"/>
      <style:text-properties officeooo:rsid="00875cf5" officeooo:paragraph-rsid="00875cf5"/>
    </style:style>
    <style:style style:name="P29" style:family="paragraph" style:parent-style-name="Text_20_body">
      <style:paragraph-properties fo:text-align="justify" style:justify-single-word="false"/>
      <style:text-properties officeooo:rsid="008ee50d" officeooo:paragraph-rsid="008ee50d"/>
    </style:style>
    <style:style style:name="P30" style:family="paragraph" style:parent-style-name="Text_20_body">
      <style:paragraph-properties fo:text-align="justify" style:justify-single-word="false"/>
      <style:text-properties officeooo:rsid="0096bac3" officeooo:paragraph-rsid="0096bac3"/>
    </style:style>
    <style:style style:name="P31" style:family="paragraph" style:parent-style-name="Text_20_body">
      <style:paragraph-properties fo:text-align="justify" style:justify-single-word="false"/>
      <style:text-properties officeooo:rsid="00987922" officeooo:paragraph-rsid="00987922"/>
    </style:style>
    <style:style style:name="P32" style:family="paragraph" style:parent-style-name="Text_20_body">
      <style:paragraph-properties fo:text-align="justify" style:justify-single-word="false"/>
      <style:text-properties officeooo:rsid="0099c130" officeooo:paragraph-rsid="0099c130"/>
    </style:style>
    <style:style style:name="P33" style:family="paragraph" style:parent-style-name="Text_20_body">
      <style:paragraph-properties fo:text-align="justify" style:justify-single-word="false"/>
      <style:text-properties officeooo:rsid="009c3a3d" officeooo:paragraph-rsid="009c3a3d"/>
    </style:style>
    <style:style style:name="P34" style:family="paragraph" style:parent-style-name="Text_20_body">
      <style:paragraph-properties fo:text-align="justify" style:justify-single-word="false"/>
      <style:text-properties officeooo:rsid="009f0b6c" officeooo:paragraph-rsid="009f0b6c"/>
    </style:style>
    <style:style style:name="P35" style:family="paragraph" style:parent-style-name="Text_20_body">
      <style:paragraph-properties fo:text-align="justify" style:justify-single-word="false"/>
      <style:text-properties officeooo:rsid="00a498b1" officeooo:paragraph-rsid="00a498b1"/>
    </style:style>
    <style:style style:name="P36" style:family="paragraph" style:parent-style-name="Text_20_body">
      <style:paragraph-properties fo:text-align="justify" style:justify-single-word="false"/>
      <style:text-properties officeooo:rsid="00aa5086" officeooo:paragraph-rsid="00aa5086"/>
    </style:style>
    <style:style style:name="P37" style:family="paragraph" style:parent-style-name="Text_20_body">
      <style:paragraph-properties fo:text-align="justify" style:justify-single-word="false"/>
      <style:text-properties officeooo:rsid="00afa28f" officeooo:paragraph-rsid="00afa28f"/>
    </style:style>
    <style:style style:name="P38" style:family="paragraph" style:parent-style-name="Text_20_body">
      <style:paragraph-properties fo:text-align="justify" style:justify-single-word="false"/>
      <style:text-properties officeooo:rsid="00b0bf35" officeooo:paragraph-rsid="00b0bf35"/>
    </style:style>
    <style:style style:name="P39" style:family="paragraph" style:parent-style-name="Text_20_body">
      <style:paragraph-properties fo:text-align="justify" style:justify-single-word="false"/>
      <style:text-properties officeooo:rsid="00b38e19" officeooo:paragraph-rsid="00b38e19"/>
    </style:style>
    <style:style style:name="P40" style:family="paragraph" style:parent-style-name="Text_20_body">
      <style:paragraph-properties fo:text-align="justify" style:justify-single-word="false"/>
      <style:text-properties officeooo:rsid="00b82680" officeooo:paragraph-rsid="00b82680"/>
    </style:style>
    <style:style style:name="P41" style:family="paragraph" style:parent-style-name="Text_20_body">
      <style:paragraph-properties fo:text-align="justify" style:justify-single-word="false"/>
      <style:text-properties officeooo:rsid="00bf94ca" officeooo:paragraph-rsid="00bf94ca"/>
    </style:style>
    <style:style style:name="P42" style:family="paragraph" style:parent-style-name="Text_20_body">
      <style:paragraph-properties fo:text-align="justify" style:justify-single-word="false"/>
      <style:text-properties officeooo:rsid="00c193f6" officeooo:paragraph-rsid="00c193f6"/>
    </style:style>
    <style:style style:name="P43" style:family="paragraph" style:parent-style-name="Text_20_body">
      <style:paragraph-properties fo:text-align="justify" style:justify-single-word="false"/>
      <style:text-properties officeooo:rsid="009d3fc7" officeooo:paragraph-rsid="0131a162"/>
    </style:style>
    <style:style style:name="P44" style:family="paragraph" style:parent-style-name="Text_20_body">
      <style:paragraph-properties fo:text-align="justify" style:justify-single-word="false"/>
      <style:text-properties officeooo:rsid="00a1c64f" officeooo:paragraph-rsid="01342d04"/>
    </style:style>
    <style:style style:name="P45" style:family="paragraph" style:parent-style-name="Text_20_body">
      <style:paragraph-properties fo:text-align="justify" style:justify-single-word="false"/>
      <style:text-properties officeooo:rsid="00bed35c" officeooo:paragraph-rsid="0139f56b"/>
    </style:style>
    <style:style style:name="P46" style:family="paragraph" style:parent-style-name="Text_20_body">
      <style:paragraph-properties fo:text-align="justify" style:justify-single-word="false"/>
      <style:text-properties officeooo:rsid="00a2f06e" officeooo:paragraph-rsid="013ad3b8"/>
    </style:style>
    <style:style style:name="P47" style:family="paragraph" style:parent-style-name="Text_20_body">
      <style:paragraph-properties fo:text-align="justify" style:justify-single-word="false"/>
      <style:text-properties officeooo:rsid="013ad3b8" officeooo:paragraph-rsid="013ad3b8"/>
    </style:style>
    <style:style style:name="P48" style:family="paragraph" style:parent-style-name="Text_20_body">
      <style:paragraph-properties fo:text-align="justify" style:justify-single-word="false"/>
      <style:text-properties officeooo:rsid="013c768d" officeooo:paragraph-rsid="013c768d"/>
    </style:style>
    <style:style style:name="P49" style:family="paragraph" style:parent-style-name="Text_20_body">
      <style:paragraph-properties fo:text-align="justify" style:justify-single-word="false"/>
      <style:text-properties officeooo:rsid="014438d6" officeooo:paragraph-rsid="014438d6"/>
    </style:style>
    <style:style style:name="P50" style:family="paragraph" style:parent-style-name="Text_20_body">
      <style:paragraph-properties fo:text-align="justify" style:justify-single-word="false"/>
      <style:text-properties officeooo:rsid="014438d6" officeooo:paragraph-rsid="019b3965"/>
    </style:style>
    <style:style style:name="P51" style:family="paragraph" style:parent-style-name="Text_20_body">
      <style:paragraph-properties fo:margin-top="0in" fo:margin-bottom="0in" style:contextual-spacing="false" fo:text-align="justify" style:justify-single-word="false"/>
    </style:style>
    <style:style style:name="P52" style:family="paragraph" style:parent-style-name="Text_20_body">
      <style:paragraph-properties fo:margin-top="0in" fo:margin-bottom="0in" style:contextual-spacing="false" fo:text-align="justify" style:justify-single-word="false"/>
      <style:text-properties officeooo:paragraph-rsid="007a0f44"/>
    </style:style>
    <style:style style:name="P53" style:family="paragraph" style:parent-style-name="Text_20_body">
      <style:paragraph-properties fo:margin-top="0in" fo:margin-bottom="0in" style:contextual-spacing="false" fo:text-align="start" style:justify-single-word="false"/>
      <style:text-properties officeooo:rsid="00563c4d" officeooo:paragraph-rsid="00563c4d"/>
    </style:style>
    <style:style style:name="P54" style:family="paragraph" style:parent-style-name="Text_20_body">
      <style:paragraph-properties fo:margin-top="0in" fo:margin-bottom="0in" style:contextual-spacing="false" fo:text-align="start" style:justify-single-word="false"/>
    </style:style>
    <style:style style:name="P55" style:family="paragraph" style:parent-style-name="Text_20_body">
      <style:paragraph-properties fo:margin-top="0in" fo:margin-bottom="0in" style:contextual-spacing="false" fo:text-align="justify" style:justify-single-word="false"/>
      <style:text-properties officeooo:rsid="0071c1ef" officeooo:paragraph-rsid="0071c1ef"/>
    </style:style>
    <style:style style:name="P56" style:family="paragraph" style:parent-style-name="Text_20_body">
      <style:paragraph-properties fo:margin-top="0in" fo:margin-bottom="0in" style:contextual-spacing="false" fo:text-align="start" style:justify-single-word="false"/>
      <style:text-properties officeooo:rsid="00cf027a" officeooo:paragraph-rsid="00cf027a"/>
    </style:style>
    <style:style style:name="P57" style:family="paragraph" style:parent-style-name="Standard">
      <style:paragraph-properties fo:text-align="center"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officeooo:paragraph-rsid="00932ba5"/>
    </style:style>
    <style:style style:name="P60" style:family="paragraph" style:parent-style-name="Standard">
      <style:paragraph-properties fo:text-align="justify" style:justify-single-word="false"/>
      <style:text-properties officeooo:paragraph-rsid="00636016"/>
    </style:style>
    <style:style style:name="P61" style:family="paragraph" style:parent-style-name="Standard">
      <style:paragraph-properties fo:text-align="justify" style:justify-single-word="false"/>
      <style:text-properties officeooo:paragraph-rsid="00ca8f82"/>
    </style:style>
    <style:style style:name="P62" style:family="paragraph" style:parent-style-name="Standard">
      <style:paragraph-properties fo:text-align="justify" style:justify-single-word="false"/>
      <style:text-properties officeooo:paragraph-rsid="00d0beb1"/>
    </style:style>
    <style:style style:name="P63" style:family="paragraph" style:parent-style-name="Standard">
      <style:paragraph-properties fo:text-align="justify" style:justify-single-word="false"/>
      <style:text-properties officeooo:paragraph-rsid="00d24ce0"/>
    </style:style>
    <style:style style:name="P64" style:family="paragraph" style:parent-style-name="Standard">
      <style:paragraph-properties fo:text-align="justify" style:justify-single-word="false"/>
      <style:text-properties officeooo:paragraph-rsid="00e154a1"/>
    </style:style>
    <style:style style:name="P65" style:family="paragraph" style:parent-style-name="Standard">
      <style:paragraph-properties fo:text-align="justify" style:justify-single-word="false"/>
      <style:text-properties officeooo:paragraph-rsid="00e5ba52"/>
    </style:style>
    <style:style style:name="P66" style:family="paragraph" style:parent-style-name="Standard">
      <style:paragraph-properties fo:text-align="justify" style:justify-single-word="false"/>
      <style:text-properties officeooo:paragraph-rsid="0150e794"/>
    </style:style>
    <style:style style:name="P67" style:family="paragraph" style:parent-style-name="Standard">
      <style:paragraph-properties fo:text-align="justify" style:justify-single-word="false"/>
      <style:text-properties officeooo:paragraph-rsid="018a0ba1"/>
    </style:style>
    <style:style style:name="P68" style:family="paragraph" style:parent-style-name="Standard">
      <style:text-properties officeooo:rsid="00767e80" officeooo:paragraph-rsid="00767e80"/>
    </style:style>
    <style:style style:name="P69" style:family="paragraph" style:parent-style-name="Standard">
      <style:paragraph-properties fo:text-align="justify" style:justify-single-word="false"/>
      <style:text-properties officeooo:rsid="005e4670" officeooo:paragraph-rsid="005e4670"/>
    </style:style>
    <style:style style:name="P70" style:family="paragraph" style:parent-style-name="Standard">
      <style:paragraph-properties fo:text-align="justify" style:justify-single-word="false"/>
      <style:text-properties officeooo:rsid="00ebf1df" officeooo:paragraph-rsid="00ebf1df"/>
    </style:style>
    <style:style style:name="P71" style:family="paragraph" style:parent-style-name="Standard">
      <style:paragraph-properties fo:text-align="justify" style:justify-single-word="false"/>
      <style:text-properties officeooo:rsid="00ebf1df" officeooo:paragraph-rsid="01176daa"/>
    </style:style>
    <style:style style:name="P72" style:family="paragraph" style:parent-style-name="Standard">
      <style:paragraph-properties fo:text-align="justify" style:justify-single-word="false"/>
      <style:text-properties style:font-name="Courier 10 Pitch" officeooo:rsid="00ebf1df" officeooo:paragraph-rsid="00ebf1df"/>
    </style:style>
    <style:style style:name="P73" style:family="paragraph" style:parent-style-name="Standard">
      <style:paragraph-properties fo:text-align="start" style:justify-single-word="false"/>
      <style:text-properties style:font-name="Courier 10 Pitch" officeooo:rsid="0180d53c" officeooo:paragraph-rsid="0180d53c"/>
    </style:style>
    <style:style style:name="P74" style:family="paragraph" style:parent-style-name="Standard">
      <style:paragraph-properties fo:text-align="justify" style:justify-single-word="false"/>
      <style:text-properties style:font-name="Courier 10 Pitch" officeooo:rsid="0193ee35" officeooo:paragraph-rsid="0193ee35"/>
    </style:style>
    <style:style style:name="P75" style:family="paragraph" style:parent-style-name="Standard">
      <style:paragraph-properties fo:text-align="justify" style:justify-single-word="false"/>
      <style:text-properties officeooo:rsid="00ec1616" officeooo:paragraph-rsid="00ec1616"/>
    </style:style>
    <style:style style:name="P76" style:family="paragraph" style:parent-style-name="Standard">
      <style:paragraph-properties fo:text-align="justify" style:justify-single-word="false"/>
      <style:text-properties officeooo:rsid="00ed208e" officeooo:paragraph-rsid="00ed208e"/>
    </style:style>
    <style:style style:name="P77" style:family="paragraph" style:parent-style-name="Standard">
      <style:paragraph-properties fo:text-align="justify" style:justify-single-word="false"/>
      <style:text-properties officeooo:rsid="0175f39b" officeooo:paragraph-rsid="0175f39b"/>
    </style:style>
    <style:style style:name="P78" style:family="paragraph" style:parent-style-name="Standard">
      <style:paragraph-properties fo:text-align="start" style:justify-single-word="false"/>
      <style:text-properties style:font-name="Liberation Serif" officeooo:rsid="018224ce" officeooo:paragraph-rsid="018224ce"/>
    </style:style>
    <style:style style:name="P79" style:family="paragraph" style:parent-style-name="Standard">
      <style:paragraph-properties fo:text-align="justify" style:justify-single-word="false"/>
      <style:text-properties officeooo:rsid="0193ee35" officeooo:paragraph-rsid="0193ee35"/>
    </style:style>
    <style:style style:name="P80" style:family="paragraph" style:parent-style-name="Standard" style:list-style-name="L1"/>
    <style:style style:name="P81" style:family="paragraph" style:parent-style-name="Standard" style:list-style-name="L1">
      <style:text-properties officeooo:paragraph-rsid="00eac5e7"/>
    </style:style>
    <style:style style:name="P82" style:family="paragraph" style:parent-style-name="Standard" style:list-style-name="L2"/>
    <style:style style:name="P83" style:family="paragraph" style:parent-style-name="Standard" style:list-style-name="L2">
      <style:paragraph-properties fo:text-align="justify" style:justify-single-word="false"/>
      <style:text-properties officeooo:paragraph-rsid="00636016"/>
    </style:style>
    <style:style style:name="P84" style:family="paragraph" style:parent-style-name="Standard" style:list-style-name="L4">
      <style:paragraph-properties fo:text-align="justify" style:justify-single-word="false"/>
    </style:style>
    <style:style style:name="P85" style:family="paragraph" style:parent-style-name="Standard" style:list-style-name="L5">
      <style:paragraph-properties fo:text-align="justify" style:justify-single-word="false"/>
    </style:style>
    <style:style style:name="P86" style:family="paragraph" style:parent-style-name="Standard" style:list-style-name="L6">
      <style:paragraph-properties fo:text-align="justify" style:justify-single-word="false"/>
    </style:style>
    <style:style style:name="P87" style:family="paragraph" style:parent-style-name="Standard" style:list-style-name="L3">
      <style:paragraph-properties fo:text-align="justify" style:justify-single-word="false"/>
      <style:text-properties style:font-name="Courier 10 Pitch"/>
    </style:style>
    <style:style style:name="P88" style:family="paragraph" style:parent-style-name="Standard" style:list-style-name="L3">
      <style:paragraph-properties fo:text-align="justify" style:justify-single-word="false"/>
      <style:text-properties style:font-name="Courier 10 Pitch" officeooo:paragraph-rsid="01503b18"/>
    </style:style>
    <style:style style:name="P89" style:family="paragraph" style:parent-style-name="Standard" style:list-style-name="L4">
      <style:paragraph-properties fo:text-align="justify" style:justify-single-word="false"/>
      <style:text-properties style:font-name="Courier 10 Pitch"/>
    </style:style>
    <style:style style:name="P90" style:family="paragraph" style:parent-style-name="Standard" style:list-style-name="L5">
      <style:paragraph-properties fo:text-align="justify" style:justify-single-word="false"/>
      <style:text-properties style:font-name="Courier 10 Pitch"/>
    </style:style>
    <style:style style:name="P91" style:family="paragraph" style:parent-style-name="Standard">
      <style:paragraph-properties fo:text-align="justify" style:justify-single-word="false"/>
      <style:text-properties style:font-name="Courier 10 Pitch" officeooo:rsid="0193ee35" officeooo:paragraph-rsid="0193ee35"/>
    </style:style>
    <style:style style:name="P92" style:family="paragraph" style:parent-style-name="Standard" style:list-style-name="L6">
      <style:paragraph-properties fo:text-align="justify" style:justify-single-word="false"/>
      <style:text-properties officeooo:rsid="018d3e40" officeooo:paragraph-rsid="018d3e40"/>
    </style:style>
    <style:style style:name="P93" style:family="paragraph" style:parent-style-name="Standard" style:list-style-name="L3">
      <style:paragraph-properties fo:margin-left="1in" fo:margin-right="0in" fo:text-align="justify" style:justify-single-word="false" fo:text-indent="-0.25in" style:auto-text-indent="false"/>
    </style:style>
    <style:style style:name="P94" style:family="paragraph" style:parent-style-name="Standard" style:list-style-name="L3">
      <style:paragraph-properties fo:margin-left="1in" fo:margin-right="0in" fo:text-align="justify" style:justify-single-word="false" fo:text-indent="-0.25in" style:auto-text-indent="false"/>
      <style:text-properties officeooo:paragraph-rsid="01503b18"/>
    </style:style>
    <style:style style:name="P95" style:family="paragraph" style:parent-style-name="Standard" style:list-style-name="L4">
      <style:paragraph-properties fo:margin-left="1in" fo:margin-right="0in" fo:text-align="justify" style:justify-single-word="false" fo:text-indent="-0.25in" style:auto-text-indent="false"/>
    </style:style>
    <style:style style:name="P96" style:family="paragraph" style:parent-style-name="Standard" style:list-style-name="L5">
      <style:paragraph-properties fo:margin-left="1in" fo:margin-right="0in" fo:text-align="justify" style:justify-single-word="false" fo:text-indent="-0.25in" style:auto-text-indent="false"/>
    </style:style>
    <style:style style:name="P97" style:family="paragraph" style:parent-style-name="Standard" style:list-style-name="L6">
      <style:paragraph-properties fo:margin-left="1in" fo:margin-right="0in" fo:text-align="justify" style:justify-single-word="false" fo:text-indent="-0.25in" style:auto-text-indent="false"/>
    </style:style>
    <style:style style:name="P98" style:family="paragraph" style:parent-style-name="Standard" style:list-style-name="L3">
      <style:paragraph-properties fo:margin-left="1in" fo:margin-right="0in" fo:text-align="justify" style:justify-single-word="false" fo:text-indent="-0.25in" style:auto-text-indent="false"/>
      <style:text-properties officeooo:rsid="014f6b2e" officeooo:paragraph-rsid="014f6b2e"/>
    </style:style>
    <style:style style:name="P99" style:family="paragraph" style:parent-style-name="Standard" style:list-style-name="L3">
      <style:paragraph-properties fo:margin-left="1in" fo:margin-right="0in" fo:text-align="justify" style:justify-single-word="false" fo:text-indent="-0.25in" style:auto-text-indent="false"/>
      <style:text-properties officeooo:rsid="01571ed9" officeooo:paragraph-rsid="01571ed9"/>
    </style:style>
    <style:style style:name="P100" style:family="paragraph" style:parent-style-name="Standard" style:list-style-name="L3">
      <style:paragraph-properties fo:margin-left="1in" fo:margin-right="0in" fo:text-align="justify" style:justify-single-word="false" fo:text-indent="-0.25in" style:auto-text-indent="false"/>
      <style:text-properties officeooo:rsid="0150e794" officeooo:paragraph-rsid="0150e794"/>
    </style:style>
    <style:style style:name="P101" style:family="paragraph" style:parent-style-name="Standard" style:list-style-name="L3">
      <style:paragraph-properties fo:margin-left="1in" fo:margin-right="0in" fo:text-align="justify" style:justify-single-word="false" fo:text-indent="-0.25in" style:auto-text-indent="false"/>
      <style:text-properties officeooo:rsid="015ac412" officeooo:paragraph-rsid="015ac412"/>
    </style:style>
    <style:style style:name="P102" style:family="paragraph" style:parent-style-name="Standard" style:list-style-name="L4">
      <style:paragraph-properties fo:margin-left="1in" fo:margin-right="0in" fo:text-align="justify" style:justify-single-word="false" fo:text-indent="-0.25in" style:auto-text-indent="false"/>
      <style:text-properties officeooo:rsid="018bc042" officeooo:paragraph-rsid="018bc042"/>
    </style:style>
    <style:style style:name="P103" style:family="paragraph" style:parent-style-name="Standard" style:list-style-name="L4">
      <style:paragraph-properties fo:margin-left="1in" fo:margin-right="0in" fo:text-align="justify" style:justify-single-word="false" fo:text-indent="-0.25in" style:auto-text-indent="false"/>
      <style:text-properties officeooo:rsid="0175f39b" officeooo:paragraph-rsid="0175f39b"/>
    </style:style>
    <style:style style:name="P104" style:family="paragraph" style:parent-style-name="Standard" style:list-style-name="L6">
      <style:paragraph-properties fo:margin-left="1in" fo:margin-right="0in" fo:text-align="justify" style:justify-single-word="false" fo:text-indent="-0.25in" style:auto-text-indent="false"/>
      <style:text-properties officeooo:rsid="018edad9" officeooo:paragraph-rsid="018edad9"/>
    </style:style>
    <style:style style:name="P105" style:family="paragraph" style:parent-style-name="Standard" style:list-style-name="L4">
      <style:paragraph-properties fo:margin-left="1.5in" fo:margin-right="0in" fo:text-align="justify" style:justify-single-word="false" fo:text-indent="-0.25in" style:auto-text-indent="false"/>
      <style:text-properties officeooo:rsid="0175f39b" officeooo:paragraph-rsid="0175f39b"/>
    </style:style>
    <style:style style:name="P106" style:family="paragraph" style:parent-style-name="Standard" style:list-style-name="L4">
      <style:paragraph-properties fo:margin-left="1.5in" fo:margin-right="0in" fo:text-align="justify" style:justify-single-word="false" fo:text-indent="-0.25in" style:auto-text-indent="false"/>
      <style:text-properties officeooo:rsid="0177e154" officeooo:paragraph-rsid="0177e154"/>
    </style:style>
    <style:style style:name="P107" style:family="paragraph" style:parent-style-name="Standard" style:list-style-name="L4">
      <style:paragraph-properties fo:margin-left="1.5in" fo:margin-right="0in" fo:text-align="justify" style:justify-single-word="false" fo:text-indent="-0.25in" style:auto-text-indent="false"/>
      <style:text-properties officeooo:rsid="017947cd" officeooo:paragraph-rsid="017947cd"/>
    </style:style>
    <style:style style:name="P108" style:family="paragraph" style:parent-style-name="Text_20_body">
      <style:paragraph-properties fo:text-align="justify" style:justify-single-word="false"/>
      <style:text-properties style:font-name="Courier 10 Pitch"/>
    </style:style>
    <style:style style:name="P109" style:family="paragraph" style:parent-style-name="Heading_20_2">
      <style:paragraph-properties fo:text-align="justify" style:justify-single-word="false"/>
    </style:style>
    <style:style style:name="P110" style:family="paragraph" style:parent-style-name="Heading_20_2">
      <style:paragraph-properties fo:text-align="justify" style:justify-single-word="false"/>
      <style:text-properties officeooo:paragraph-rsid="018224ce"/>
    </style:style>
    <style:style style:name="P111" style:family="paragraph" style:parent-style-name="Heading_20_2">
      <style:paragraph-properties fo:text-align="justify" style:justify-single-word="false"/>
      <style:text-properties officeooo:paragraph-rsid="00588b15"/>
    </style:style>
    <style:style style:name="P112" style:family="paragraph" style:parent-style-name="Heading_20_2">
      <style:paragraph-properties fo:text-align="justify" style:justify-single-word="false"/>
      <style:text-properties officeooo:rsid="00636016" officeooo:paragraph-rsid="00636016"/>
    </style:style>
    <style:style style:name="P113" style:family="paragraph" style:parent-style-name="Heading_20_2">
      <style:paragraph-properties fo:text-align="justify" style:justify-single-word="false"/>
      <style:text-properties officeooo:rsid="00588b15" officeooo:paragraph-rsid="00588b15"/>
    </style:style>
    <style:style style:name="P114" style:family="paragraph" style:parent-style-name="Heading_20_1">
      <style:paragraph-properties fo:text-align="justify" style:justify-single-word="false"/>
      <style:text-properties officeooo:rsid="006dc364" officeooo:paragraph-rsid="013ad3b8"/>
    </style:style>
    <style:style style:name="P115" style:family="paragraph" style:parent-style-name="Heading_20_1">
      <style:paragraph-properties fo:break-before="page"/>
    </style:style>
    <style:style style:name="P116" style:family="paragraph" style:parent-style-name="Heading_20_1">
      <style:paragraph-properties fo:text-align="justify" style:justify-single-word="false" fo:break-before="page"/>
      <style:text-properties officeooo:rsid="006dc364" officeooo:paragraph-rsid="019b3965"/>
    </style:style>
    <style:style style:name="P117" style:family="paragraph" style:parent-style-name="Heading_20_1">
      <style:paragraph-properties fo:break-before="page"/>
      <style:text-properties officeooo:paragraph-rsid="00a30dc3"/>
    </style:style>
    <style:style style:name="P118" style:family="paragraph" style:parent-style-name="Heading_20_1" style:master-page-name="First_20_Page">
      <style:paragraph-properties style:page-number="auto"/>
    </style:style>
    <style:style style:name="T1" style:family="text">
      <style:text-properties officeooo:rsid="005a0734"/>
    </style:style>
    <style:style style:name="T2" style:family="text">
      <style:text-properties officeooo:rsid="005b8f3f"/>
    </style:style>
    <style:style style:name="T3" style:family="text">
      <style:text-properties officeooo:rsid="005f6b93"/>
    </style:style>
    <style:style style:name="T4" style:family="text">
      <style:text-properties officeooo:rsid="006512cc"/>
    </style:style>
    <style:style style:name="T5" style:family="text">
      <style:text-properties officeooo:rsid="00660feb"/>
    </style:style>
    <style:style style:name="T6" style:family="text">
      <style:text-properties officeooo:rsid="00692c05"/>
    </style:style>
    <style:style style:name="T7" style:family="text">
      <style:text-properties officeooo:rsid="006d7f28"/>
    </style:style>
    <style:style style:name="T8" style:family="text">
      <style:text-properties style:font-name="Courier 10 Pitch"/>
    </style:style>
    <style:style style:name="T9" style:family="text">
      <style:text-properties style:font-name="Courier 10 Pitch" officeooo:rsid="00780492"/>
    </style:style>
    <style:style style:name="T10" style:family="text">
      <style:text-properties style:font-name="Courier 10 Pitch" officeooo:rsid="00660feb"/>
    </style:style>
    <style:style style:name="T11" style:family="text">
      <style:text-properties style:font-name="Courier 10 Pitch" officeooo:rsid="00ded2ca"/>
    </style:style>
    <style:style style:name="T12" style:family="text">
      <style:text-properties style:font-name="Courier 10 Pitch" officeooo:rsid="00e154a1"/>
    </style:style>
    <style:style style:name="T13" style:family="text">
      <style:text-properties style:font-name="Courier 10 Pitch" officeooo:rsid="00ef575f"/>
    </style:style>
    <style:style style:name="T14" style:family="text">
      <style:text-properties style:font-name="Courier 10 Pitch" officeooo:rsid="00f0abc4"/>
    </style:style>
    <style:style style:name="T15" style:family="text">
      <style:text-properties style:font-name="Courier 10 Pitch" officeooo:rsid="00f2d195"/>
    </style:style>
    <style:style style:name="T16" style:family="text">
      <style:text-properties style:font-name="Courier 10 Pitch" officeooo:rsid="01176daa"/>
    </style:style>
    <style:style style:name="T17" style:family="text">
      <style:text-properties style:font-name="Courier 10 Pitch" officeooo:rsid="011987b8"/>
    </style:style>
    <style:style style:name="T18" style:family="text">
      <style:text-properties style:font-name="Courier 10 Pitch" officeooo:rsid="011ae166"/>
    </style:style>
    <style:style style:name="T19" style:family="text">
      <style:text-properties style:font-name="Courier 10 Pitch" officeooo:rsid="005a0734"/>
    </style:style>
    <style:style style:name="T20" style:family="text">
      <style:text-properties style:font-name="Courier 10 Pitch" officeooo:rsid="005b8f3f"/>
    </style:style>
    <style:style style:name="T21" style:family="text">
      <style:text-properties style:font-name="Courier 10 Pitch" officeooo:rsid="011c02c2"/>
    </style:style>
    <style:style style:name="T22" style:family="text">
      <style:text-properties style:font-name="Courier 10 Pitch" officeooo:rsid="00803d77"/>
    </style:style>
    <style:style style:name="T23" style:family="text">
      <style:text-properties style:font-name="Courier 10 Pitch" officeooo:rsid="01208109"/>
    </style:style>
    <style:style style:name="T24" style:family="text">
      <style:text-properties style:font-name="Courier 10 Pitch" officeooo:rsid="0125ad63"/>
    </style:style>
    <style:style style:name="T25" style:family="text">
      <style:text-properties style:font-name="Courier 10 Pitch" officeooo:rsid="0084cb6a"/>
    </style:style>
    <style:style style:name="T26" style:family="text">
      <style:text-properties style:font-name="Courier 10 Pitch" officeooo:rsid="007c63ac"/>
    </style:style>
    <style:style style:name="T27" style:family="text">
      <style:text-properties style:font-name="Courier 10 Pitch" officeooo:rsid="01225c59"/>
    </style:style>
    <style:style style:name="T28" style:family="text">
      <style:text-properties style:font-name="Courier 10 Pitch" officeooo:rsid="008f7040"/>
    </style:style>
    <style:style style:name="T29" style:family="text">
      <style:text-properties style:font-name="Courier 10 Pitch" officeooo:rsid="012281b5"/>
    </style:style>
    <style:style style:name="T30" style:family="text">
      <style:text-properties style:font-name="Courier 10 Pitch" officeooo:rsid="0122d31b"/>
    </style:style>
    <style:style style:name="T31" style:family="text">
      <style:text-properties style:font-name="Courier 10 Pitch" officeooo:rsid="009a5205"/>
    </style:style>
    <style:style style:name="T32" style:family="text">
      <style:text-properties style:font-name="Courier 10 Pitch" officeooo:rsid="01248ca1"/>
    </style:style>
    <style:style style:name="T33" style:family="text">
      <style:text-properties style:font-name="Courier 10 Pitch" officeooo:rsid="01278220"/>
    </style:style>
    <style:style style:name="T34" style:family="text">
      <style:text-properties style:font-name="Courier 10 Pitch" officeooo:rsid="00ab87bb"/>
    </style:style>
    <style:style style:name="T35" style:family="text">
      <style:text-properties style:font-name="Courier 10 Pitch" officeooo:rsid="0127f2a4"/>
    </style:style>
    <style:style style:name="T36" style:family="text">
      <style:text-properties style:font-name="Courier 10 Pitch" officeooo:rsid="01293645"/>
    </style:style>
    <style:style style:name="T37" style:family="text">
      <style:text-properties style:font-name="Courier 10 Pitch" officeooo:rsid="00c193f6"/>
    </style:style>
    <style:style style:name="T38" style:family="text">
      <style:text-properties style:font-name="Courier 10 Pitch" officeooo:rsid="007aa899"/>
    </style:style>
    <style:style style:name="T39" style:family="text">
      <style:text-properties style:font-name="Courier 10 Pitch" officeooo:rsid="00883fe4"/>
    </style:style>
    <style:style style:name="T40" style:family="text">
      <style:text-properties style:font-name="Courier 10 Pitch" officeooo:rsid="00987922"/>
    </style:style>
    <style:style style:name="T41" style:family="text">
      <style:text-properties style:font-name="Courier 10 Pitch" officeooo:rsid="009d3fc7"/>
    </style:style>
    <style:style style:name="T42" style:family="text">
      <style:text-properties style:font-name="Courier 10 Pitch" officeooo:rsid="01304f30"/>
    </style:style>
    <style:style style:name="T43" style:family="text">
      <style:text-properties style:font-name="Courier 10 Pitch" officeooo:rsid="00851d5c"/>
    </style:style>
    <style:style style:name="T44" style:family="text">
      <style:text-properties style:font-name="Courier 10 Pitch" officeooo:rsid="008cadfd"/>
    </style:style>
    <style:style style:name="T45" style:family="text">
      <style:text-properties style:font-name="Courier 10 Pitch" officeooo:rsid="00960400"/>
    </style:style>
    <style:style style:name="T46" style:family="text">
      <style:text-properties style:font-name="Courier 10 Pitch" officeooo:rsid="0099c130"/>
    </style:style>
    <style:style style:name="T47" style:family="text">
      <style:text-properties style:font-name="Courier 10 Pitch" officeooo:rsid="0138bacf"/>
    </style:style>
    <style:style style:name="T48" style:family="text">
      <style:text-properties style:font-name="Courier 10 Pitch" officeooo:rsid="00bb4abd"/>
    </style:style>
    <style:style style:name="T49" style:family="text">
      <style:text-properties style:font-name="Courier 10 Pitch" officeooo:rsid="00b0bf35"/>
    </style:style>
    <style:style style:name="T50" style:family="text">
      <style:text-properties style:font-name="Courier 10 Pitch" officeooo:rsid="00ba34a8"/>
    </style:style>
    <style:style style:name="T51" style:family="text">
      <style:text-properties style:font-name="Courier 10 Pitch" officeooo:rsid="00bf94ca"/>
    </style:style>
    <style:style style:name="T52" style:family="text">
      <style:text-properties style:font-name="Courier 10 Pitch" officeooo:rsid="013d311c"/>
    </style:style>
    <style:style style:name="T53" style:family="text">
      <style:text-properties style:font-name="Courier 10 Pitch" officeooo:rsid="0150e794"/>
    </style:style>
    <style:style style:name="T54" style:family="text">
      <style:text-properties style:font-name="Courier 10 Pitch" officeooo:rsid="015dd9e5"/>
    </style:style>
    <style:style style:name="T55" style:family="text">
      <style:text-properties style:font-name="Courier 10 Pitch" officeooo:rsid="016a6a8b"/>
    </style:style>
    <style:style style:name="T56" style:family="text">
      <style:text-properties style:font-name="Courier 10 Pitch" officeooo:rsid="016e0892"/>
    </style:style>
    <style:style style:name="T57" style:family="text">
      <style:text-properties style:font-name="Courier 10 Pitch" officeooo:rsid="0172404e"/>
    </style:style>
    <style:style style:name="T58" style:family="text">
      <style:text-properties style:font-name="Courier 10 Pitch" officeooo:rsid="0180ae6f"/>
    </style:style>
    <style:style style:name="T59" style:family="text">
      <style:text-properties style:font-name="Courier 10 Pitch" officeooo:rsid="018402bc"/>
    </style:style>
    <style:style style:name="T60" style:family="text">
      <style:text-properties style:font-name="Courier 10 Pitch" officeooo:rsid="01865c73"/>
    </style:style>
    <style:style style:name="T61" style:family="text">
      <style:text-properties style:font-name="Courier 10 Pitch" officeooo:rsid="018a0ba1"/>
    </style:style>
    <style:style style:name="T62" style:family="text">
      <style:text-properties style:font-name="Courier 10 Pitch" officeooo:rsid="0192994a"/>
    </style:style>
    <style:style style:name="T63" style:family="text">
      <style:text-properties style:font-name="Courier 10 Pitch" officeooo:rsid="0195ab73"/>
    </style:style>
    <style:style style:name="T64" style:family="text">
      <style:text-properties style:font-name="Courier 10 Pitch" officeooo:rsid="00738d72"/>
    </style:style>
    <style:style style:name="T65" style:family="text">
      <style:text-properties officeooo:rsid="00766105"/>
    </style:style>
    <style:style style:name="T66" style:family="text">
      <style:text-properties officeooo:rsid="00780492"/>
    </style:style>
    <style:style style:name="T67" style:family="text">
      <style:text-properties officeooo:rsid="007aa899"/>
    </style:style>
    <style:style style:name="T68" style:family="text">
      <style:text-properties officeooo:rsid="007c63ac"/>
    </style:style>
    <style:style style:name="T69" style:family="text">
      <style:text-properties officeooo:rsid="00803d77"/>
    </style:style>
    <style:style style:name="T70" style:family="text">
      <style:text-properties officeooo:rsid="008514e2"/>
    </style:style>
    <style:style style:name="T71" style:family="text">
      <style:text-properties officeooo:rsid="008ee50d"/>
    </style:style>
    <style:style style:name="T72" style:family="text">
      <style:text-properties officeooo:rsid="008f7040"/>
    </style:style>
    <style:style style:name="T73" style:family="text">
      <style:text-properties officeooo:rsid="00932ba5"/>
    </style:style>
    <style:style style:name="T74" style:family="text">
      <style:text-properties officeooo:rsid="00937a0d"/>
    </style:style>
    <style:style style:name="T75" style:family="text">
      <style:text-properties officeooo:rsid="00956688"/>
    </style:style>
    <style:style style:name="T76" style:family="text">
      <style:text-properties officeooo:rsid="009a5205"/>
    </style:style>
    <style:style style:name="T77" style:family="text">
      <style:text-properties officeooo:rsid="00a0968a"/>
    </style:style>
    <style:style style:name="T78" style:family="text">
      <style:text-properties officeooo:rsid="00a1c64f"/>
    </style:style>
    <style:style style:name="T79" style:family="text">
      <style:text-properties officeooo:rsid="00ab87bb"/>
    </style:style>
    <style:style style:name="T80" style:family="text">
      <style:text-properties officeooo:rsid="00bed35c"/>
    </style:style>
    <style:style style:name="T81" style:family="text">
      <style:text-properties officeooo:rsid="00bf3bae"/>
    </style:style>
    <style:style style:name="T82" style:family="text">
      <style:text-properties officeooo:rsid="00c193f6"/>
    </style:style>
    <style:style style:name="T83" style:family="text">
      <style:text-properties officeooo:rsid="00c2c6b8"/>
    </style:style>
    <style:style style:name="T84" style:family="text">
      <style:text-properties officeooo:rsid="00c70bd7"/>
    </style:style>
    <style:style style:name="T85" style:family="text">
      <style:text-properties officeooo:rsid="00c8fecf"/>
    </style:style>
    <style:style style:name="T86" style:family="text">
      <style:text-properties officeooo:rsid="00c911f1"/>
    </style:style>
    <style:style style:name="T87" style:family="text">
      <style:text-properties officeooo:rsid="00ca8f82"/>
    </style:style>
    <style:style style:name="T88" style:family="text">
      <style:text-properties officeooo:rsid="00cf027a"/>
    </style:style>
    <style:style style:name="T89" style:family="text">
      <style:text-properties officeooo:rsid="00cf09d1"/>
    </style:style>
    <style:style style:name="T90" style:family="text">
      <style:text-properties officeooo:rsid="00d0beb1"/>
    </style:style>
    <style:style style:name="T91" style:family="text">
      <style:text-properties officeooo:rsid="00d24ce0"/>
    </style:style>
    <style:style style:name="T92" style:family="text">
      <style:text-properties officeooo:rsid="00d29568"/>
    </style:style>
    <style:style style:name="T93" style:family="text">
      <style:text-properties officeooo:rsid="00d39ac9"/>
    </style:style>
    <style:style style:name="T94" style:family="text">
      <style:text-properties officeooo:rsid="00d5510b"/>
    </style:style>
    <style:style style:name="T95" style:family="text">
      <style:text-properties officeooo:rsid="00db6cc7"/>
    </style:style>
    <style:style style:name="T96" style:family="text">
      <style:text-properties officeooo:rsid="00e438be"/>
    </style:style>
    <style:style style:name="T97" style:family="text">
      <style:text-properties officeooo:rsid="00e6c516"/>
    </style:style>
    <style:style style:name="T98" style:family="text">
      <style:text-properties officeooo:rsid="00e8a9b9"/>
    </style:style>
    <style:style style:name="T99" style:family="text">
      <style:text-properties officeooo:rsid="00f392c3"/>
    </style:style>
    <style:style style:name="T100" style:family="text">
      <style:text-properties officeooo:rsid="00f9c61f"/>
    </style:style>
    <style:style style:name="T101" style:family="text">
      <style:text-properties officeooo:rsid="00fd4d40"/>
    </style:style>
    <style:style style:name="T102" style:family="text">
      <style:text-properties officeooo:rsid="00ff259a"/>
    </style:style>
    <style:style style:name="T103" style:family="text">
      <style:text-properties officeooo:rsid="01000e25"/>
    </style:style>
    <style:style style:name="T104" style:family="text">
      <style:text-properties officeooo:rsid="010368d8"/>
    </style:style>
    <style:style style:name="T105" style:family="text">
      <style:text-properties officeooo:rsid="01051ff6"/>
    </style:style>
    <style:style style:name="T106" style:family="text">
      <style:text-properties officeooo:rsid="01066a7a"/>
    </style:style>
    <style:style style:name="T107" style:family="text">
      <style:text-properties officeooo:rsid="0107a2e8"/>
    </style:style>
    <style:style style:name="T108" style:family="text">
      <style:text-properties officeooo:rsid="0108001b"/>
    </style:style>
    <style:style style:name="T109" style:family="text">
      <style:text-properties officeooo:rsid="0109459a"/>
    </style:style>
    <style:style style:name="T110" style:family="text">
      <style:text-properties officeooo:rsid="010b044f"/>
    </style:style>
    <style:style style:name="T111" style:family="text">
      <style:text-properties officeooo:rsid="010cf83d"/>
    </style:style>
    <style:style style:name="T112" style:family="text">
      <style:text-properties officeooo:rsid="010d3f04"/>
    </style:style>
    <style:style style:name="T113" style:family="text">
      <style:text-properties officeooo:rsid="01128e30"/>
    </style:style>
    <style:style style:name="T114" style:family="text">
      <style:text-properties officeooo:rsid="011419ca"/>
    </style:style>
    <style:style style:name="T115" style:family="text">
      <style:text-properties officeooo:rsid="01157397"/>
    </style:style>
    <style:style style:name="T116" style:family="text">
      <style:text-properties officeooo:rsid="01176daa"/>
    </style:style>
    <style:style style:name="T117" style:family="text">
      <style:text-properties officeooo:rsid="01180993"/>
    </style:style>
    <style:style style:name="T118" style:family="text">
      <style:text-properties officeooo:rsid="007a0f44"/>
    </style:style>
    <style:style style:name="T119" style:family="text">
      <style:text-properties officeooo:rsid="011987b8"/>
    </style:style>
    <style:style style:name="T120" style:family="text">
      <style:text-properties officeooo:rsid="011f24f9"/>
    </style:style>
    <style:style style:name="T121" style:family="text">
      <style:text-properties style:font-name="Liberation Serif"/>
    </style:style>
    <style:style style:name="T122" style:family="text">
      <style:text-properties style:font-name="Liberation Serif" officeooo:rsid="0180ae6f"/>
    </style:style>
    <style:style style:name="T123" style:family="text">
      <style:text-properties style:font-name="Liberation Serif" officeooo:rsid="0180d53c"/>
    </style:style>
    <style:style style:name="T124" style:family="text">
      <style:text-properties style:font-name="Liberation Serif" officeooo:rsid="016a6a8b"/>
    </style:style>
    <style:style style:name="T125" style:family="text">
      <style:text-properties officeooo:rsid="01278220"/>
    </style:style>
    <style:style style:name="T126" style:family="text">
      <style:text-properties officeooo:rsid="012d900a"/>
    </style:style>
    <style:style style:name="T127" style:family="text">
      <style:text-properties officeooo:rsid="012e355e"/>
    </style:style>
    <style:style style:name="T128" style:family="text">
      <style:text-properties officeooo:rsid="00883fe4"/>
    </style:style>
    <style:style style:name="T129" style:family="text">
      <style:text-properties officeooo:rsid="00987922"/>
    </style:style>
    <style:style style:name="T130" style:family="text">
      <style:text-properties officeooo:rsid="009d3fc7"/>
    </style:style>
    <style:style style:name="T131" style:family="text">
      <style:text-properties officeooo:rsid="00a498b1"/>
    </style:style>
    <style:style style:name="T132" style:family="text">
      <style:text-properties officeooo:rsid="00851d5c"/>
    </style:style>
    <style:style style:name="T133" style:family="text">
      <style:text-properties officeooo:rsid="008cadfd"/>
    </style:style>
    <style:style style:name="T134" style:family="text">
      <style:text-properties officeooo:rsid="00960400"/>
    </style:style>
    <style:style style:name="T135" style:family="text">
      <style:text-properties officeooo:rsid="0099c130"/>
    </style:style>
    <style:style style:name="T136" style:family="text">
      <style:text-properties officeooo:rsid="00bb4abd"/>
    </style:style>
    <style:style style:name="T137" style:family="text">
      <style:text-properties officeooo:rsid="00b0bf35"/>
    </style:style>
    <style:style style:name="T138" style:family="text">
      <style:text-properties officeooo:rsid="00ba34a8"/>
    </style:style>
    <style:style style:name="T139" style:family="text">
      <style:text-properties officeooo:rsid="00bf94ca"/>
    </style:style>
    <style:style style:name="T140" style:family="text">
      <style:text-properties officeooo:rsid="013c768d"/>
    </style:style>
    <style:style style:name="T141" style:family="text">
      <style:text-properties officeooo:rsid="013d311c"/>
    </style:style>
    <style:style style:name="T142" style:family="text">
      <style:text-properties officeooo:rsid="01462ab4"/>
    </style:style>
    <style:style style:name="T143" style:family="text">
      <style:text-properties officeooo:rsid="01483f44"/>
    </style:style>
    <style:style style:name="T144" style:family="text">
      <style:text-properties officeooo:rsid="014d71fc"/>
    </style:style>
    <style:style style:name="T145" style:family="text">
      <style:text-properties officeooo:rsid="014f5ba5"/>
    </style:style>
    <style:style style:name="T146" style:family="text">
      <style:text-properties officeooo:rsid="01503b18"/>
    </style:style>
    <style:style style:name="T147" style:family="text">
      <style:text-properties officeooo:rsid="0150e794"/>
    </style:style>
    <style:style style:name="T148" style:family="text">
      <style:text-properties officeooo:rsid="015757ff"/>
    </style:style>
    <style:style style:name="T149" style:family="text">
      <style:text-properties officeooo:rsid="0159032b"/>
    </style:style>
    <style:style style:name="T150" style:family="text">
      <style:text-properties officeooo:rsid="015bcd44"/>
    </style:style>
    <style:style style:name="T151" style:family="text">
      <style:text-properties officeooo:rsid="015fd9b5"/>
    </style:style>
    <style:style style:name="T152" style:family="text">
      <style:text-properties officeooo:rsid="01601560"/>
    </style:style>
    <style:style style:name="T153" style:family="text">
      <style:text-properties officeooo:rsid="0164501d"/>
    </style:style>
    <style:style style:name="T154" style:family="text">
      <style:text-properties officeooo:rsid="016a6a8b"/>
    </style:style>
    <style:style style:name="T155" style:family="text">
      <style:text-properties officeooo:rsid="016e0892"/>
    </style:style>
    <style:style style:name="T156" style:family="text">
      <style:text-properties officeooo:rsid="016f53c7"/>
    </style:style>
    <style:style style:name="T157" style:family="text">
      <style:text-properties officeooo:rsid="0171ee86"/>
    </style:style>
    <style:style style:name="T158" style:family="text">
      <style:text-properties officeooo:rsid="01746cba"/>
    </style:style>
    <style:style style:name="T159" style:family="text">
      <style:text-properties officeooo:rsid="017d9ae6"/>
    </style:style>
    <style:style style:name="T160" style:family="text">
      <style:text-properties officeooo:rsid="018224ce"/>
    </style:style>
    <style:style style:name="T161" style:family="text">
      <style:text-properties officeooo:rsid="018402bc"/>
    </style:style>
    <style:style style:name="T162" style:family="text">
      <style:text-properties officeooo:rsid="01865c73"/>
    </style:style>
    <style:style style:name="T163" style:family="text">
      <style:text-properties officeooo:rsid="018a0ba1"/>
    </style:style>
    <style:style style:name="T164" style:family="text">
      <style:text-properties officeooo:rsid="018ba6c7"/>
    </style:style>
    <style:style style:name="T165" style:family="text">
      <style:text-properties officeooo:rsid="0195ab73"/>
    </style:style>
    <style:style style:name="T166" style:family="text">
      <style:text-properties officeooo:rsid="019762b9"/>
    </style:style>
    <style:style style:name="T167" style:family="text">
      <style:text-properties officeooo:rsid="019908ac"/>
    </style:style>
    <style:style style:name="T168" style:family="text">
      <style:text-properties officeooo:rsid="01990fbd"/>
    </style:style>
    <style:style style:name="T169" style:family="text">
      <style:text-properties officeooo:rsid="01995c17"/>
    </style:style>
    <style:style style:name="T170" style:family="text">
      <style:text-properties officeooo:rsid="019a9d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Creating a <text:span text:style-name="T3">T</text:span>ype <text:span text:style-name="T3">S</text:span>ystem <text:span text:style-name="T3">F</text:span>or <text:span text:style-name="T3">U</text:span>se <text:span text:style-name="T3">W</text:span>ith Verification Games </text:h>
      <text:p text:style-name="P62"><text:span text:style-name="T90">Verification Games is based on the Checker Inference Framework, which is based on</text:span> the Checker Framework.<text:note text:id="ftn2" text:note-class="footnote"><text:note-citation>1</text:note-citation><text:note-body><text:p text:style-name="P2"><text:span text:style-name="T89">Papi et. al – </text:span><text:a xlink:type="simple" xlink:href="http://types.cs.washington.edu/checker-framework/">http://types.cs.washington.edu/checker-framework/</text:a> </text:p></text:note-body></text:note> <text:span text:style-name="T90">As a result, </text:span>type systems for Verification Games are similar to those for the Checker Framework, <text:span text:style-name="T92">which is thoroughly documented. Where appropriate, I have added references to the Checker Framework documentation.</text:span></text:p>
      <text:p text:style-name="P58"/>
      <text:p text:style-name="P63">This section will describe the development of the non-negative checker, <text:span text:style-name="T114">which prevents negative integers from being used inappropriately</text:span>. I developed it to better understand the framework. <text:span text:style-name="T113">The non-negative checker</text:span> is small and self-contained, yet it provides simple examples of <text:span text:style-name="T91">several different types of behaviors that one might want a checker to exhibit. </text:span>It should be easy to use these examples to create a more complicated checker. A checker <text:span text:style-name="T7">created in the fashion described will work for type checking, but additional work will be required to enable type inference, and to translate those problems into a game. Future work could be to write a guide on how to enable this.</text:span></text:p>
      <text:h text:style-name="P109" text:outline-level="2">Decide on properties for the type system</text:h>
      <text:p text:style-name="P58"><text:span text:style-name="T98">T</text:span>he creator of <text:span text:style-name="T97">the</text:span> type system must determine what properties she wishes the type system to have, and what the type annotations should be to accomplish this. The type system will extend Java's type system with a set of <text:span text:style-name="T93">additional constraints. The additional type information will be expressed as type annotations that the programmer or an automated tool can insert into the source code. Because of the specific game mechanics of our Verification Games, a type system intended for use with Verification Games should have only two type annotations.</text:span></text:p>
      <text:p text:style-name="P58"/>
      <text:p text:style-name="P58">The purpose of the <text:span text:style-name="T94">non-ne</text:span>gative type system is to prevent negative integers from being used where they will cause errors. Specifically, we will want to <text:span text:style-name="T96">require</text:span> <text:span text:style-name="T8">Array</text:span> and <text:span text:style-name="T8">List</text:span> indices to be provably <text:span text:style-name="T94">non-negative</text:span>.</text:p>
      <text:p text:style-name="P58"/>
      <text:p text:style-name="P65">For the <text:span text:style-name="T95">n</text:span>on-<text:span text:style-name="T95">n</text:span>egative type system, we will use two type annotations: <text:span text:style-name="T11">@</text:span><text:span text:style-name="T8">UnknownSign</text:span> and <text:span text:style-name="T11">@</text:span><text:span text:style-name="T8">NonNegative</text:span>. <text:span text:style-name="T12">@</text:span><text:span text:style-name="T8">NonNegative</text:span> is a subtype of <text:span text:style-name="T12">@</text:span><text:span text:style-name="T8">UnknownSign</text:span>. This implies that <text:span text:style-name="T12">@</text:span><text:span text:style-name="T8">NonNegative int</text:span> is a subtype of <text:span text:style-name="T12">@</text:span><text:span text:style-name="T8">UnknownSign int</text:span>.</text:p>
      <text:p text:style-name="P64"/>
      <text:p text:style-name="P58">The <text:span text:style-name="T97">non-negative</text:span> checker will have the following properties: </text:p>
      <text:list xml:id="list3732261556452461824" text:style-name="L1">
        <text:list-item>
          <text:p text:style-name="P81">All normal subtyping properties .</text:p>
        </text:list-item>
        <text:list-item>
          <text:p text:style-name="P81"><text:span text:style-name="T8">int</text:span>s passed to <text:span text:style-name="T8">List.get()</text:span> must be <text:span text:style-name="T14">@</text:span><text:span text:style-name="T8">NonNegative</text:span>.</text:p>
        </text:list-item>
        <text:list-item>
          <text:p text:style-name="P80"><text:span text:style-name="T8">Array</text:span> indices must be <text:span text:style-name="T14">@</text:span><text:span text:style-name="T8">NonNegative</text:span> .</text:p>
        </text:list-item>
        <text:list-item>
          <text:p text:style-name="P80"><text:span text:style-name="T14">@</text:span><text:span text:style-name="T8">NonNegative int + </text:span><text:span text:style-name="T14">@</text:span><text:span text:style-name="T8">NonNegative int</text:span> ==&gt; <text:span text:style-name="T14">@</text:span><text:span text:style-name="T8">NonNegative int</text:span></text:p>
        </text:list-item>
        <text:list-item>
          <text:p text:style-name="P80"><text:span text:style-name="T14">@</text:span><text:span text:style-name="T8">NonNegative int * </text:span><text:span text:style-name="T14">@</text:span><text:span text:style-name="T8">NonNegative int</text:span> ==&gt; <text:span text:style-name="T14">@</text:span><text:span text:style-name="T8">NonNegative int</text:span></text:p>
        </text:list-item>
        <text:list-item>
          <text:p text:style-name="P80"><text:span text:style-name="T14">@</text:span><text:span text:style-name="T8">NonNegative int / </text:span><text:span text:style-name="T14">@</text:span><text:span text:style-name="T8">NonNegative int</text:span> ==&gt; <text:span text:style-name="T14">@</text:span><text:span text:style-name="T8">NonNegative int</text:span> (div<text:span text:style-name="T65">ision</text:span> by zero is a separate problem)</text:p>
        </text:list-item>
      </text:list>
      <text:p text:style-name="P68"/>
      <text:p text:style-name="P68">Th<text:span text:style-name="T115">e non-negative</text:span> type system will not account for <text:span text:style-name="T66">integer overflow, nor will it work with other numeric types such as </text:span><text:span text:style-name="T9">long</text:span><text:span text:style-name="T66"> or </text:span><text:span text:style-name="T9">float</text:span><text:span text:style-name="T66">.</text:span></text:p>
      <text:h text:style-name="P109" text:outline-level="2"><text:soft-page-break/>Create the qualifiers for the type system</text:h>
      <text:p text:style-name="P58">Follow the directions in the Checker Framework manual<text:note text:id="ftn3" text:note-class="footnote"><text:note-citation>2</text:note-citation><text:note-body><text:p text:style-name="P3"><text:a xlink:type="simple" xlink:href="http://types.cs.washington.edu/checker-framework/current/checkers-manual.html#writing-a-checker">http://types.cs.washington.edu/checker-framework/current/checkers-manual.html#writing-a-checker</text:a></text:p></text:note-body></text:note> to create the qualifiers. This is a simple declarative process that defines some basic properties about the annotations, such as:</text:p>
      <text:list xml:id="list7854344552177809782" text:style-name="L2">
        <text:list-item>
          <text:p text:style-name="P82">The subtyping relationships</text:p>
        </text:list-item>
        <text:list-item>
          <text:p text:style-name="P82">The default annotation to be applied to variables implicitly</text:p>
        </text:list-item>
        <text:list-item>
          <text:p text:style-name="P83">Which annotation to apply to literals of different types (if different from the default annotation)</text:p>
        </text:list-item>
      </text:list>
      <text:p text:style-name="P60"/>
      <text:p text:style-name="P76">The annotations should be defined in the <text:span text:style-name="T8">&lt;checkername&gt;.quals</text:span> package, where “quals” stands for qualifiers.</text:p>
      <text:p text:style-name="P60"/>
      <text:p text:style-name="P71">The qualifier definitions for the non-negative checker <text:span text:style-name="T117">are below</text:span>. <text:span text:style-name="T116">These are in the </text:span><text:span text:style-name="T16">nonnegative.quals</text:span><text:span text:style-name="T116"> package.</text:span></text:p>
      <text:p text:style-name="P70"/>
      <text:p text:style-name="P72">@TypeQualifier</text:p>
      <text:p text:style-name="P72">@SubtypeOf({})</text:p>
      <text:p text:style-name="P72">@Target({ElementType.TYPE_USE, ElementType.TYPE_PARAMETER})</text:p>
      <text:p text:style-name="P72">@DefaultQualifierInHierarchy</text:p>
      <text:p text:style-name="P72">public @interface UnknownSign { }</text:p>
      <text:p text:style-name="P70"/>
      <text:p text:style-name="P70"><text:span text:style-name="T8">@UnknownSign</text:span> is a type qualifier, with no supertypes. It can be used wherever types are written, and if a type is not annotated, it is assumed to be an <text:span text:style-name="T8">@UnknownSign</text:span>.</text:p>
      <text:p text:style-name="P70"/>
      <text:p text:style-name="P72">@TypeQualifier</text:p>
      <text:p text:style-name="P72">@SubtypeOf(UnknownSign.class)</text:p>
      <text:p text:style-name="P72">@Target({ElementType.TYPE_USE, ElementType.TYPE_PARAMETER})</text:p>
      <text:p text:style-name="P72">public @interface NonNegative { }</text:p>
      <text:p text:style-name="P70"/>
      <text:p text:style-name="P75"><text:span text:style-name="T8">@NonNegative</text:span> is a subtype of <text:span text:style-name="T8">@UnknownSign</text:span>.</text:p>
      <text:h text:style-name="P112" text:outline-level="2">Create a JDK Stub file</text:h>
      <text:p text:style-name="P20">A stub file allows a type system author or user to specify type annotations that a method signature should have without modifying the method itself. <text:span text:style-name="T4">In particular, most practical type systems should include a JDK stub file specifying annotations for JDK methods. Stub files are also useful when verifying real-world code that makes heavy use of libraries. The stub file format is specified in the Checker Framework manual.</text:span><text:span text:style-name="T4"><text:note text:id="ftn4" text:note-class="footnote"><text:note-citation>3</text:note-citation><text:note-body><text:p text:style-name="P6"><text:a xlink:type="simple" xlink:href="http://types.cs.washington.edu/checker-framework/current/checkers-manual.html#stub-format">http://types.cs.washington.edu/checker-framework/current/checkers-manual.html#stub-format</text:a></text:p></text:note-body></text:note></text:span></text:p>
      <text:p text:style-name="P21"/>
      <text:p text:style-name="P19"><text:span text:style-name="T5">The non-negative checker includes a stub file. This is how we implement the property that the index passed to </text:span><text:span text:style-name="T10">List.get()</text:span><text:span text:style-name="T5"> must be </text:span><text:span text:style-name="T10">@NonNegative</text:span><text:span text:style-name="T5">. The relevant part of the stub file is shown </text:span>below:</text:p>
      <text:p text:style-name="P19"><text:soft-page-break/></text:p>
      <text:p text:style-name="P22">interface List&lt;E&gt; {</text:p>
      <text:p text:style-name="P22"><text:s text:c="4"/>public E get(<text:span text:style-name="T8">@NonNegative</text:span> int index);</text:p>
      <text:p text:style-name="P22">}</text:p>
      <text:p text:style-name="P23"/>
      <text:p text:style-name="P23">We could enforce more constraints, such as requiring that the index passed to <text:span text:style-name="T8">List.set()</text:span> also be <text:span text:style-name="T13">@</text:span><text:span text:style-name="T8">NonNegative</text:span>, but <text:span text:style-name="T6">this is sufficient to demonstrate the use of a stub file.</text:span></text:p>
      <text:h text:style-name="P109" text:outline-level="2">Create a Checker class</text:h>
      <text:p text:style-name="P58">A <text:span text:style-name="T168">c</text:span>hecker class contains boilerplate code expressing basic information about a type system.</text:p>
      <text:p text:style-name="P58"/>
      <text:p text:style-name="P58">It should extend <text:span text:style-name="T8">games.GameChecker</text:span>, since we intend to use it in a game. The <text:span text:style-name="T8">GameChecker</text:span> provides some behavior common to all game type systems. </text:p>
      <text:p text:style-name="P58"/>
      <text:p text:style-name="P58">It is useful to create fields, of type <text:span text:style-name="T8">AnnotationMirror</text:span>, corresponding to the annotations in <text:span text:style-name="T166">a</text:span> type system. An <text:span text:style-name="T8">AnnotationMirror</text:span> is the compiler's representation of an annotation.<text:note text:id="ftn5" text:note-class="footnote"><text:note-citation>4</text:note-citation><text:note-body><text:p text:style-name="P4"><text:a xlink:type="simple" xlink:href="http://docs.oracle.com/javase/7/docs/api/javax/lang/model/element/AnnotationMirror.html">http://docs.oracle.com/javase/7/docs/api/javax/lang/model/element/AnnotationMirror.html</text:a></text:p></text:note-body></text:note> <text:span text:style-name="T144">T</text:span>o get an <text:span text:style-name="T8">AnnotationMirror</text:span> from the class literal for an annotation, you could write:</text:p>
      <text:p text:style-name="P58"/>
      <text:p text:style-name="P58"><text:span text:style-name="T8">javacutils.AnnotationUtils.fromClass(processingEnv.getElementUtils(), </text:span><text:span text:style-name="T15">&lt;annotation class literal&gt;</text:span><text:span text:style-name="T8">)</text:span> </text:p>
      <text:p text:style-name="P58"/>
      <text:p text:style-name="P58">The class should override the <text:span text:style-name="T8">initChecker()</text:span> method and set these fields within it.</text:p>
      <text:p text:style-name="P58"/>
      <text:p text:style-name="P58">An <text:span text:style-name="T8">AnnotatedTypeMirror</text:span><text:span text:style-name="T8"><text:note text:id="ftn6" text:note-class="footnote"><text:note-citation>5</text:note-citation><text:note-body><text:p text:style-name="P13"><text:a xlink:type="simple" xlink:href="http://types.cs.washington.edu/checker-framework/current/api/checkers/types/AnnotatedTypeMirror.html">http://types.cs.washington.edu/checker-framework/current/api/checkers/types/AnnotatedTypeMirror.html</text:a></text:p></text:note-body></text:note></text:span> is the <text:span text:style-name="T99">JSR-</text:span>308 compiler's representation for a type, including its annotations. It is based on the standard compiler's <text:span text:style-name="T8">TypeMirror</text:span>,<text:note text:id="ftn7" text:note-class="footnote"><text:note-citation>6</text:note-citation><text:note-body><text:p text:style-name="P13"><text:a xlink:type="simple" xlink:href="http://docs.oracle.com/javase/7/docs/api/javax/lang/model/type/TypeMirror.html">http://docs.oracle.com/javase/7/docs/api/javax/lang/model/type/TypeMirror.html</text:a></text:p></text:note-body></text:note> which represents a type.</text:p>
      <text:p text:style-name="P58"/>
      <text:p text:style-name="P58">Other methods to override: </text:p>
      <text:list xml:id="list1412435052605808397" text:style-name="L3">
        <text:list-item>
          <text:p text:style-name="P88">createInferenceVisitor()</text:p>
        </text:list-item>
        <text:list-item>
          <text:p text:style-name="P94"><text:span text:style-name="T146">R</text:span>eturn the visitor for <text:span text:style-name="T146">the</text:span> type checker (see the next section). <text:span text:style-name="T145">In</text:span> the <text:span text:style-name="T145">non-negative</text:span> checker, <text:span text:style-name="T145">this returns </text:span>an instance of <text:span text:style-name="T8">NonNegativeVisitor</text:span>.</text:p>
        </text:list-item>
        <text:list-item>
          <text:p text:style-name="P87">needsAnnotation(AnnotatedTypeMirror)</text:p>
        </text:list-item>
        <text:list-item>
          <text:p text:style-name="P98">Used for inference. For type-checking only, return <text:span text:style-name="T8">false</text:span><text:span text:style-name="T121">.</text:span></text:p>
        </text:list-item>
        <text:list-item>
          <text:p text:style-name="P87">defaultQualifier()</text:p>
        </text:list-item>
        <text:list-item>
          <text:p text:style-name="P93"><text:span text:style-name="T147">R</text:span>eturn <text:span text:style-name="T147">the </text:span><text:span text:style-name="T53">AnnotationMirror</text:span><text:span text:style-name="T147"> for the default qualifier.</text:span></text:p>
        </text:list-item>
        <text:list-item>
          <text:p text:style-name="P87">defaultQualifier(AnnotatedTypeMirror)</text:p>
        </text:list-item>
        <text:list-item>
          <text:p text:style-name="P99"><text:span text:style-name="T167">A</text:span>llows for fine-grained control <text:span text:style-name="T148">over the qualifier that a type is considered to have if none is written explicitly. For most cases, including the non-negative checker, it is sufficient to return the default qualifier.</text:span></text:p>
        </text:list-item>
        <text:list-item>
          <text:p text:style-name="P87">selfQualifier()</text:p>
        </text:list-item>
        <text:list-item>
          <text:p text:style-name="P100"><text:soft-page-break/>This is currently unused, but it still must be overridden <text:span text:style-name="T149">for the checker to compile. Returning the default qualifier is fine.</text:span></text:p>
        </text:list-item>
        <text:list-item>
          <text:p text:style-name="P87">withCombineConstraints()</text:p>
        </text:list-item>
        <text:list-item>
          <text:p text:style-name="P101">This is also currently unused. Simply return <text:span text:style-name="T8">false</text:span>.</text:p>
        </text:list-item>
      </text:list>
      <text:h text:style-name="P109" text:outline-level="2">Create a Visitor class</text:h>
      <text:p text:style-name="P66"><text:span text:style-name="T166">The</text:span> visitor class <text:span text:style-name="T150">contains</text:span> a little bit more configuration boilerplate, and defines any special requirements that your type system introduces. For example, in the <text:span text:style-name="T8">NonNegativeVisitor</text:span>, the requirement that array indices be <text:span text:style-name="T54">@</text:span><text:span text:style-name="T8">NonNegative</text:span> is enforced.</text:p>
      <text:p text:style-name="P58"/>
      <text:p text:style-name="P58"><text:span text:style-name="T166">The</text:span> <text:span text:style-name="T151">v</text:span>isitor class should extend <text:span text:style-name="T8">games.GameVisitor</text:span>, with <text:span text:style-name="T166">the</text:span> <text:span text:style-name="T152">c</text:span>hecker class as a type parameter. <text:span text:style-name="T153">This will make the</text:span> visitor an indirect subclass of the Checker Framework's <text:span text:style-name="T8">SourceVisitor</text:span>.<text:note text:id="ftn8" text:note-class="footnote"><text:note-citation>7</text:note-citation><text:note-body><text:p text:style-name="P14"><text:a xlink:type="simple" xlink:href="http://types.cs.washington.edu/checker-framework/current/api/checkers/source/SourceVisitor.html">http://types.cs.washington.edu/checker-framework/current/api/checkers/source/SourceVisitor.html</text:a></text:p></text:note-body></text:note></text:p>
      <text:p text:style-name="P58"/>
      <text:p text:style-name="P58">Methods:</text:p>
      <text:list xml:id="list8019375698610301993" text:style-name="L4">
        <text:list-item>
          <text:p text:style-name="P84">Constructor</text:p>
        </text:list-item>
        <text:list-item>
          <text:p text:style-name="P95">Three arguments: <text:span text:style-name="T8">&lt;your checker class&gt; checker, InferenceChecker ichecker, boolean infer</text:span></text:p>
        </text:list-item>
        <text:list-item>
          <text:p text:style-name="P95"><text:span text:style-name="T155">You must provide these arguments to the superclass constructor. The first makes your checker available to the type-checking code. The second two are for inference, and when instantiating the visitor, you may pass in </text:span><text:span text:style-name="T56">null</text:span><text:span text:style-name="T155"> and </text:span><text:span text:style-name="T56">false</text:span><text:span text:style-name="T155"> for these.</text:span></text:p>
        </text:list-item>
        <text:list-item>
          <text:p text:style-name="P89">createRealTypeFactory<text:span text:style-name="T154">()</text:span></text:p>
        </text:list-item>
        <text:list-item>
          <text:p text:style-name="P95"><text:span text:style-name="T169">Return</text:span> a new instance of your <text:span text:style-name="T8">AnnotatedTypeFactory</text:span>, <text:span text:style-name="T154">which will be defined below. This allows the type-checking code to make use of your </text:span><text:span text:style-name="T55">AnnotatedTypeFactory</text:span><text:span text:style-name="T124">.</text:span></text:p>
        </text:list-item>
        <text:list-item>
          <text:p text:style-name="P84"><text:span text:style-name="T158">A</text:span>ny visitor methods<text:note text:id="ftn9" text:note-class="footnote"><text:note-citation>8</text:note-citation><text:note-body><text:p text:style-name="P16"><text:a xlink:type="simple" xlink:href="http://types.cs.washington.edu/checker-framework/current/api/checkers/source/SourceVisitor.html">http://types.cs.washington.edu/checker-framework/current/api/checkers/source/SourceVisitor.html</text:a></text:p></text:note-body></text:note> you must override to implement your type system's rules.</text:p>
        </text:list-item>
        <text:list-item>
          <text:p text:style-name="P102">Any AST node that should have additional constraints enforced upon it should have its visitor method overridden here.</text:p>
        </text:list-item>
        <text:list-item>
          <text:p text:style-name="P103">For any constraint that you wish to enforce, call the <text:span text:style-name="T8">mainIsNot</text:span> method with the following arguments:</text:p>
        </text:list-item>
        <text:list-item>
          <text:p text:style-name="P105">The <text:span text:style-name="T8">AnnotatedTypeMirror</text:span> for which you would like to assert some property.</text:p>
        </text:list-item>
        <text:list-item>
          <text:p text:style-name="P106">The <text:span text:style-name="T8">AnnotationMirror</text:span> representing the qualifier that <text:span text:style-name="T160">the type must not have.</text:span></text:p>
        </text:list-item>
        <text:list-item>
          <text:p text:style-name="P107">An error message.</text:p>
        </text:list-item>
        <text:list-item>
          <text:p text:style-name="P107">The <text:span text:style-name="T159">AST</text:span> <text:span text:style-name="T8">Tree</text:span><text:note text:id="ftn10" text:note-class="footnote"><text:note-citation>9</text:note-citation><text:note-body><text:p text:style-name="P15"><text:a xlink:type="simple" xlink:href="http://docs.oracle.com/javase/7/docs/jdk/api/javac/tree/com/sun/source/tree/package-summary.html">http://docs.oracle.com/javase/7/docs/jdk/api/javac/tree/com/sun/source/tree/package-summary.html</text:a></text:p></text:note-body></text:note> object <text:span text:style-name="T159">corresponding to the first argument.</text:span></text:p>
        </text:list-item>
      </text:list>
      <text:p text:style-name="P58"/>
      <text:p text:style-name="P77">The <text:span text:style-name="T8">NonNegativeVisitor</text:span> overrides <text:span text:style-name="T8">visitArrayAccess</text:span><text:span text:style-name="T121"> to enforce the constraint that </text:span><text:soft-page-break/><text:span text:style-name="T58">Array</text:span><text:span text:style-name="T122"> indices be </text:span><text:span text:style-name="T58">@NonNegative</text:span><text:span text:style-name="T122">. </text:span><text:span text:style-name="T123">The code that enforces this follows:</text:span></text:p>
      <text:p text:style-name="P58"/>
      <text:p text:style-name="P73">public Void visitArrayAccess(ArrayAccessTree node, Void p) { </text:p>
      <text:p text:style-name="P73"><text:s text:c="4"/>super.visitArrayAccess(node, p); </text:p>
      <text:p text:style-name="P73"/>
      <text:p text:style-name="P73"><text:s text:c="4"/>ExpressionTree index = node.getIndex(); </text:p>
      <text:p text:style-name="P73"><text:s text:c="4"/>AnnotatedTypeMirror type =</text:p>
      <text:p text:style-name="P73"><text:s text:c="8"/>atypeFactory.getAnnotatedType(index); </text:p>
      <text:p text:style-name="P73"><text:s text:c="4"/>mainIsNot(type, realChecker.UNKNOWN_SIGN,</text:p>
      <text:p text:style-name="P73"><text:s text:c="14"/>"unknown.array.index", index); </text:p>
      <text:p text:style-name="P73"/>
      <text:p text:style-name="P73"><text:s text:c="4"/>return null; </text:p>
      <text:p text:style-name="P73">}</text:p>
      <text:p text:style-name="P78"/>
      <text:p text:style-name="P78">This method gets the AST tree node for the index expression, then gets its corresponding <text:span text:style-name="T8">AnnotatedTypeMirror</text:span> from the <text:span text:style-name="T8">AnnotatedTypeFactor</text:span>y (which we will define below). Then, it <text:span text:style-name="T161">enforces that the index not have the type </text:span><text:span text:style-name="T59">@UnkownSign</text:span><text:span text:style-name="T161">.</text:span></text:p>
      <text:h text:style-name="P110" text:outline-level="2">Create an AnnotatedTypeFactory</text:h>
      <text:p text:style-name="P58">The <text:span text:style-name="T8">AnnotatedTypeFactory</text:span> is what the type-checker uses to find the type of a given AST tree node. Here, you will define any special rules for determining the type of a given tree node. For example, the <text:span text:style-name="T157">non-n</text:span>egative checker automatically assigns the <text:span text:style-name="T57">@</text:span><text:span text:style-name="T8">NonNegative</text:span> type to any non-negative integer literals, and also to the addition, multiplication, or division of any two <text:span text:style-name="T57">@</text:span><text:span text:style-name="T8">NonNegative</text:span> integers. These properties are implemented in the <text:span text:style-name="T8">NonNegativeAnnotatedTypeFactory</text:span>. </text:p>
      <text:p text:style-name="P58"/>
      <text:p text:style-name="P58">It should subclass <text:span text:style-name="T8">games.GameAnnotatedTypeFactory</text:span></text:p>
      <text:p text:style-name="P58"/>
      <text:p text:style-name="P58">Methods:</text:p>
      <text:list xml:id="list4811871820612197714" text:style-name="L5">
        <text:list-item>
          <text:p text:style-name="P85">Constructor:</text:p>
        </text:list-item>
        <text:list-item>
          <text:p text:style-name="P96">Should take an instance of the <text:span text:style-name="T168">c</text:span>hecker as a parameter, <text:span text:style-name="T162">pass it to the superclass constructor, and call </text:span><text:span text:style-name="T60">postInit()</text:span></text:p>
        </text:list-item>
        <text:list-item>
          <text:p text:style-name="P90">createTreeAnnotator()</text:p>
        </text:list-item>
        <text:list-item>
          <text:p text:style-name="P96">Should return a<text:span text:style-name="T164">n instance of a</text:span> <text:span text:style-name="T8">TreeAnnotator</text:span> (see below).</text:p>
        </text:list-item>
      </text:list>
      <text:p text:style-name="P58"/>
      <text:p text:style-name="P67"><text:span text:style-name="T163">The </text:span><text:span text:style-name="T61">TreeAnnotator</text:span><text:span text:style-name="T61"><text:note text:id="ftn11" text:note-class="footnote"><text:note-citation>10</text:note-citation><text:note-body><text:p text:style-name="P17"><text:a xlink:type="simple" xlink:href="http://types.cs.washington.edu/checker-framework/current/api/checkers/types/TreeAnnotator.html">http://types.cs.washington.edu/checker-framework/current/api/checkers/types/TreeAnnotator.html</text:a></text:p></text:note-body></text:note></text:span><text:span text:style-name="T163"> is what visits the AST nodes and applies any annotations to them. By overriding </text:span><text:span text:style-name="T61">TreeAnnotator</text:span><text:span text:style-name="T163"> methods, a type system author can implement special rules for what types are assigned to AST nodes. The </text:span><text:span text:style-name="T61">AnnotatedTypeFactory</text:span><text:span text:style-name="T163"> should include a subclass of </text:span><text:span text:style-name="T61">TreeAnnotator</text:span><text:span text:style-name="T163"> as an inner class.</text:span></text:p>
      <text:p text:style-name="P58"/>
      <text:p text:style-name="P58"><text:span text:style-name="T8">TreeAnnotator</text:span> Methods: </text:p>
      <text:list xml:id="list4608520804571159814" text:style-name="L6">
        <text:list-item>
          <text:p text:style-name="P86"><text:soft-page-break/>Constructor: </text:p>
        </text:list-item>
        <text:list-item>
          <text:p text:style-name="P97">Should call the superclass constructor with the enclosing instance of the <text:span text:style-name="T8">AnnotatedTypeFactory</text:span> as an argument. </text:p>
        </text:list-item>
        <text:list-item>
          <text:p text:style-name="P92">Visitor methods<text:note text:id="ftn12" text:note-class="footnote"><text:note-citation>11</text:note-citation><text:note-body><text:p text:style-name="P18"><text:a xlink:type="simple" xlink:href="http://types.cs.washington.edu/checker-framework/current/api/checkers/types/TreeAnnotator.html#method.summary">http://types.cs.washington.edu/checker-framework/current/api/checkers/types/TreeAnnotator.html#method.summary</text:a></text:p></text:note-body></text:note></text:p>
        </text:list-item>
        <text:list-item>
          <text:p text:style-name="P104">Required whenever AST nodes need special logic when determining their type.</text:p>
        </text:list-item>
      </text:list>
      <text:p text:style-name="P58"/>
      <text:p text:style-name="P58">For the <text:span text:style-name="T156">non-negative</text:span> checker, we override <text:span text:style-name="T8">visitLiteral</text:span> and <text:span text:style-name="T8">visitBinary</text:span>. </text:p>
      <text:p text:style-name="P58"/>
      <text:p text:style-name="P58"><text:span text:style-name="T8">visitLiteral</text:span> is used to apply the <text:span text:style-name="T62">@</text:span><text:span text:style-name="T8">NonNegative</text:span> annotation to non-negative integer literals:</text:p>
      <text:p text:style-name="P58"/>
      <text:p text:style-name="P74">public Void visitLiteral(LiteralTree tree, AnnotatedTypeMirror type) { </text:p>
      <text:p text:style-name="P74"><text:s text:c="4"/>if (tree.getKind() == INT_LITERAL) { </text:p>
      <text:p text:style-name="P74"><text:s text:c="8"/>if ((int) tree.getValue() &gt;= 0) { </text:p>
      <text:p text:style-name="P74"><text:s text:c="12"/>type.addAnnotation(nnChecker.NON_NEGATIVE); </text:p>
      <text:p text:style-name="P74"><text:s text:c="8"/>} else { </text:p>
      <text:p text:style-name="P74"><text:s text:c="12"/>type.addAnnotation(nnChecker.UNKNOWN_SIGN); </text:p>
      <text:p text:style-name="P74"><text:s text:c="8"/>} </text:p>
      <text:p text:style-name="P74"><text:s text:c="4"/>} </text:p>
      <text:p text:style-name="P74"><text:s text:c="4"/>return super.visitLiteral(tree, type); </text:p>
      <text:p text:style-name="P74">}</text:p>
      <text:p text:style-name="P58"/>
      <text:p text:style-name="P79">The code inspects the <text:span text:style-name="T8">Tree</text:span> for the literal, and if it is an integer literal, looks at its value. If it is non-negative, it assigns it the <text:span text:style-name="T8">@NonNegative</text:span> annotation.</text:p>
      <text:p text:style-name="P58"/>
      <text:p text:style-name="P58"><text:span text:style-name="T165">In a similar manner, </text:span><text:span text:style-name="T8">visitBinary</text:span> is used to apply the <text:span text:style-name="T63">@</text:span><text:span text:style-name="T8">NonNegati</text:span><text:span text:style-name="T64">v</text:span><text:span text:style-name="T8">e</text:span> annotation to <text:span text:style-name="T165">certain </text:span>integer arithmetic operations. For example, a <text:span text:style-name="T63">@</text:span><text:span text:style-name="T8">NonNegative </text:span><text:span text:style-name="T63">int</text:span> plus a <text:span text:style-name="T63">@</text:span><text:span text:style-name="T8">NonNegative</text:span> <text:span text:style-name="T165">int</text:span> is a <text:span text:style-name="T63">@</text:span><text:span text:style-name="T8">NonNegative </text:span><text:span text:style-name="T63">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2" svg:font-family="'Lohit Devanagari'"/>
    <style:font-face style:name="Lohit Devanagari" svg:font-family="'Lohit Devanagari'" style:font-family-generic="roman"/>
    <style:font-face style:name="Courier 10 Pitch" svg:font-family="'Courier 10 Pitch'" style:font-pitch="fixed"/>
    <style:font-face style:name="DejaVu Sans Mono" svg:font-family="'DejaVu Sans Mono'" style:font-family-generic="modern" style:font-pitch="fixed"/>
    <style:font-face style:name="Lohit Devanagari3"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3" style:font-family-complex="'Lohit Devanagari'"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ohit Devanagari" fo:font-family="'Lohit Devanagari'"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Devanagari" fo:font-family="'Lohit Devanagar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Devanagari" fo:font-family="'Lohit Devanagar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Devanagari" fo:font-family="'Lohit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Lohit Devanagari" fo:font-family="'Lohit Devanagari'"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Devanagari" fo:font-family="'Lohit Devanagar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Devanagari" fo:font-family="'Lohit Devanagari'"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Devanagari" fo:font-family="'Lohit Devanagar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style:contextual-spacing="false" fo:orphans="2" fo:widows="2" fo:text-indent="0in" style:auto-text-indent="false" style:writing-mode="lr-tb"/>
      <style:text-properties style:text-outline="false" style:text-line-through-style="none" style:font-name="Lohit Devanagari" fo:font-family="'Lohit Devanagari'"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style:contextual-spacing="false" fo:text-indent="0in" style:auto-text-indent="false"/>
      <style:text-properties style:text-outline="false" style:text-line-through-style="none" style:font-name="Lohit Devanagari" fo:font-family="'Lohit Devanagar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style:contextual-spacing="false" fo:text-indent="0in" style:auto-text-indent="false"/>
      <style:text-properties style:text-outline="false" style:text-line-through-style="none" style:font-name="Lohit Devanagari" fo:font-family="'Lohit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style:contextual-spacing="false" fo:text-indent="0in" style:auto-text-indent="false"/>
      <style:text-properties style:text-outline="false" style:text-line-through-styl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9630a" officeooo:paragraph-rsid="0019630a"/>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ote<text:tab/><text:tab/><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 Mote</meta:initial-creator>
    <meta:creation-date>2013-12-12T05:54:51.309084406</meta:creation-date>
    <dc:date>2013-12-13T23:49:52.612821074</dc:date>
    <dc:creator>Nat Mote</dc:creator>
    <meta:editing-duration>PT17H24M40S</meta:editing-duration>
    <meta:editing-cycles>380</meta:editing-cycles>
    <meta:generator>LibreOffice/4.1.3.2$Linux_X86_64 LibreOffice_project/410$Build-2</meta:generator>
    <meta:document-statistic meta:table-count="0" meta:image-count="0" meta:object-count="0" meta:page-count="6" meta:paragraph-count="127" meta:word-count="1575" meta:character-count="11684" meta:non-whitespace-character-count="10143"/>
  </office:meta>
</office:document-meta>
</file>